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fo:font-size="12pt" fo:font-weight="bold" style:font-size-asian="12pt" style:font-weight-asian="bold" style:font-name-complex="Times New Roman1" style:font-size-complex="12pt"/>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style:text-properties fo:color="#00000a" style:font-name="Times New Roman" fo:font-size="14pt" style:font-size-asian="14pt" style:font-name-complex="Times New Roman1" style:font-size-complex="14pt"/>
    </style:style>
    <style:style style:name="P5" style:family="paragraph" style:parent-style-name="Standard">
      <style:paragraph-properties fo:margin-top="0in" fo:margin-bottom="0in" loext:contextual-spacing="false" fo:line-height="100%"/>
      <style:text-properties fo:color="#00000a" style:font-name="Times New Roman" fo:font-size="12pt" style:font-size-asian="12pt" style:font-name-complex="Times New Roman1" style:font-size-complex="14pt"/>
    </style:style>
    <style:style style:name="P6" style:family="paragraph" style:parent-style-name="Standard">
      <style:paragraph-properties fo:margin-top="0in" fo:margin-bottom="0in" loext:contextual-spacing="false" fo:line-height="100%"/>
      <style:text-properties fo:color="#00000a" style:font-name="Times New Roman" fo:font-size="12pt" style:font-size-asian="12pt" style:font-name-complex="Times New Roman1" style:font-size-complex="12pt"/>
    </style:style>
    <style:style style:name="P7" style:family="paragraph" style:parent-style-name="Standard" style:master-page-name="Standard">
      <style:paragraph-properties fo:margin-top="0in" fo:margin-bottom="0in" loext:contextual-spacing="false" fo:line-height="100%" fo:text-align="center" style:justify-single-word="false" style:page-number="auto"/>
    </style:style>
    <style:style style:name="P8" style:family="paragraph" style:parent-style-name="List_20_Paragraph">
      <style:paragraph-properties fo:line-height="100%"/>
    </style:style>
    <style:style style:name="P9" style:family="paragraph" style:parent-style-name="Standard_20__28_user_29_">
      <style:text-properties style:font-name="Times New Roman" fo:font-size="12pt" fo:font-style="italic" style:font-size-asian="12pt" style:font-style-asian="italic" style:font-name-complex="Times New Roman1" style:font-size-complex="12pt"/>
    </style:style>
    <style:style style:name="P10" style:family="paragraph" style:parent-style-name="Standard_20__28_user_29_">
      <style:text-properties style:font-name="Times New Roman" fo:font-size="12pt" style:font-size-asian="12pt" style:font-name-complex="Times New Roman1" style:font-size-complex="12pt"/>
    </style:style>
    <style:style style:name="P11" style:family="paragraph" style:parent-style-name="Standard_20__28_user_29_">
      <style:text-properties style:font-name="Times New Roman" fo:font-size="12pt" fo:language="en" fo:country="US" style:font-size-asian="12pt" style:font-name-complex="Times New Roman1" style:font-size-complex="12pt"/>
    </style:style>
    <style:style style:name="P12" style:family="paragraph" style:parent-style-name="Standard_20__28_user_29_">
      <style:text-properties officeooo:paragraph-rsid="00069815"/>
    </style:style>
    <style:style style:name="P13" style:family="paragraph" style:parent-style-name="Standard_20__28_user_29_">
      <style:text-properties fo:font-style="normal" fo:font-weight="normal" officeooo:rsid="00069815" officeooo:paragraph-rsid="00069815" style:font-style-asian="normal" style:font-weight-asian="normal" style:font-style-complex="normal" style:font-weight-complex="normal"/>
    </style:style>
    <style:style style:name="P14" style:family="paragraph" style:parent-style-name="Standard_20__28_user_29_">
      <style:text-properties fo:font-style="normal" fo:font-weight="normal" officeooo:rsid="0006a14e" officeooo:paragraph-rsid="0006a14e" style:font-style-asian="normal" style:font-weight-asian="normal" style:font-style-complex="normal" style:font-weight-complex="normal"/>
    </style:style>
    <style:style style:name="P15" style:family="paragraph" style:parent-style-name="Standard_20__28_user_29_" style:list-style-name="L1">
      <style:text-properties fo:font-style="normal" fo:font-weight="normal" officeooo:rsid="0006a14e" officeooo:paragraph-rsid="0006a14e" style:font-style-asian="normal" style:font-weight-asian="normal" style:font-style-complex="normal" style:font-weight-complex="normal"/>
    </style:style>
    <style:style style:name="P16" style:family="paragraph" style:parent-style-name="Standard_20__28_user_29_">
      <style:text-properties fo:font-style="normal" fo:font-weight="normal" officeooo:rsid="00072b40" officeooo:paragraph-rsid="00072b40" style:font-style-asian="normal" style:font-weight-asian="normal" style:font-style-complex="normal" style:font-weight-complex="normal"/>
    </style:style>
    <style:style style:name="P17" style:family="paragraph" style:parent-style-name="Standard_20__28_user_29_" style:list-style-name="L2">
      <style:text-properties fo:font-style="normal" fo:font-weight="normal" officeooo:rsid="00072b40" officeooo:paragraph-rsid="00072b40" style:font-style-asian="normal" style:font-weight-asian="normal" style:font-style-complex="normal" style:font-weight-complex="normal"/>
    </style:style>
    <style:style style:name="P18" style:family="paragraph" style:parent-style-name="Default">
      <style:text-properties style:font-name="Times New Roman" fo:font-size="14pt" fo:font-weight="bold" style:font-size-asian="14pt" style:font-weight-asian="bold" style:font-name-complex="Times New Roman1" style:font-size-complex="14pt" style:font-weight-complex="bold"/>
    </style:style>
    <style:style style:name="P19" style:family="paragraph" style:parent-style-name="Default">
      <style:text-properties style:font-name="Times New Roman" fo:font-size="14pt" style:font-size-asian="14pt" style:font-name-complex="Times New Roman1" style:font-size-complex="14pt"/>
    </style:style>
    <style:style style:name="P20" style:family="paragraph" style:parent-style-name="Default">
      <style:text-properties style:font-name="Times New Roman" style:font-name-complex="Times New Roman1" style:font-size-complex="14pt"/>
    </style:style>
    <style:style style:name="T1" style:family="text">
      <style:text-properties fo:color="#00000a" style:font-name="Times New Roman" fo:font-size="18pt" fo:font-weight="bold" style:font-size-asian="18pt" style:font-weight-asian="bold" style:font-name-complex="Times New Roman1" style:font-size-complex="14pt" style:font-weight-complex="bold"/>
    </style:style>
    <style:style style:name="T2" style:family="text">
      <style:text-properties fo:color="#00000a" style:font-name="Times New Roman" fo:font-size="18pt" style:font-size-asian="18pt" style:font-name-complex="Times New Roman1" style:font-size-complex="14pt"/>
    </style:style>
    <style:style style:name="T3" style:family="text">
      <style:text-properties fo:color="#00000a" style:font-name="Times New Roman" fo:font-size="14pt" style:font-size-asian="14pt" style:font-name-complex="Times New Roman1" style:font-size-complex="14pt"/>
    </style:style>
    <style:style style:name="T4" style:family="text">
      <style:text-properties fo:color="#00000a" style:font-name="Times New Roman" style:font-name-complex="Times New Roman1" style:font-size-complex="14pt"/>
    </style:style>
    <style:style style:name="T5" style:family="text">
      <style:text-properties fo:color="#00000a" style:font-name="Times New Roman" fo:font-size="12pt" fo:font-style="italic" fo:font-weight="bold" style:font-size-asian="12pt" style:font-style-asian="italic" style:font-weight-asian="bold" style:font-name-complex="Times New Roman1" style:font-size-complex="12pt" style:font-weight-complex="bold"/>
    </style:style>
    <style:style style:name="T6" style:family="text">
      <style:text-properties fo:color="#00000a" style:font-name="Times New Roman" fo:font-size="12pt" style:font-size-asian="12pt" style:font-name-complex="Times New Roman1" style:font-size-complex="12pt"/>
    </style:style>
    <style:style style:name="T7" style:family="text">
      <style:text-properties fo:color="#00000a" style:font-name="Times New Roman" fo:font-size="12pt" fo:font-weight="bold" style:font-size-asian="12pt" style:font-weight-asian="bold" style:font-name-complex="Times New Roman1" style:font-size-complex="12pt" style:font-weight-complex="bold"/>
    </style:style>
    <style:style style:name="T8" style:family="text">
      <style:text-properties fo:color="#00000a" style:font-name="Times New Roman" fo:font-size="12pt" fo:language="en" fo:country="US" style:font-size-asian="12pt" style:font-name-complex="Times New Roman1" style:font-size-complex="14pt"/>
    </style:style>
    <style:style style:name="T9" style:family="text">
      <style:text-properties style:font-name="Times New Roman" fo:font-style="italic" fo:font-weight="bold" style:font-style-asian="italic" style:font-weight-asian="bold" style:font-name-complex="Times New Roman1" style:font-size-complex="14pt" style:font-style-complex="italic" style:font-weight-complex="bold"/>
    </style:style>
    <style:style style:name="T10" style:family="text">
      <style:text-properties style:font-name="Times New Roman" fo:font-style="italic" fo:font-weight="bold" style:font-style-asian="italic" style:font-weight-asian="bold" style:font-name-complex="Times New Roman1" style:font-size-complex="14pt" style:font-weight-complex="bold"/>
    </style:style>
    <style:style style:name="T11" style:family="text">
      <style:text-properties style:font-name="Times New Roman" fo:font-style="italic" style:font-style-asian="italic" style:font-name-complex="Times New Roman1" style:font-size-complex="14pt"/>
    </style:style>
    <style:style style:name="T12" style:family="text">
      <style:text-properties style:font-name="Times New Roman" style:font-name-complex="Times New Roman1" style:font-size-complex="14pt"/>
    </style:style>
    <style:style style:name="T13" style:family="text">
      <style:text-properties style:font-name="Times New Roman" fo:font-weight="bold" style:font-weight-asian="bold" style:font-name-complex="Times New Roman1" style:font-size-complex="14pt" style:font-weight-complex="bold"/>
    </style:style>
    <style:style style:name="T14" style:family="text">
      <style:text-properties style:font-name="Times New Roman" fo:language="en" fo:country="US" style:font-name-complex="Times New Roman1" style:font-size-complex="14pt"/>
    </style:style>
    <style:style style:name="T15" style:family="text">
      <style:text-properties style:font-name="Times New Roman" fo:font-size="14pt" style:font-size-asian="14pt" style:font-name-complex="Times New Roman1" style:font-size-complex="14pt"/>
    </style:style>
    <style:style style:name="T16" style:family="text">
      <style:text-properties style:font-name="Times New Roman" fo:font-size="12pt" style:font-size-asian="12pt" style:font-name-complex="Times New Roman1" style:font-size-complex="12pt"/>
    </style:style>
    <style:style style:name="T17" style:family="text">
      <style:text-properties style:font-name="Times New Roman" fo:font-size="12pt" officeooo:rsid="0006a14e" style:font-size-asian="12pt" style:font-name-complex="Times New Roman1" style:font-size-complex="12pt"/>
    </style:style>
    <style:style style:name="T18" style:family="text">
      <style:text-properties style:font-name="Times New Roman" fo:font-size="12pt" officeooo:rsid="00072b40" style:font-size-asian="12pt" style:font-name-complex="Times New Roman1" style:font-size-complex="12pt"/>
    </style:style>
    <style:style style:name="T19" style:family="text">
      <style:text-properties style:font-name="Times New Roman" fo:font-size="12pt" fo:font-style="italic" fo:font-weight="bold" style:font-size-asian="12pt" style:font-style-asian="italic" style:font-weight-asian="bold" style:font-name-complex="Times New Roman1" style:font-size-complex="12pt"/>
    </style:style>
    <style:style style:name="T20" style:family="text">
      <style:text-properties style:font-name="Times New Roman" fo:font-size="12pt" fo:font-style="italic" fo:font-weight="bold" officeooo:rsid="00069815" style:font-size-asian="12pt" style:font-style-asian="italic" style:font-weight-asian="bold" style:font-name-complex="Times New Roman1" style:font-size-complex="12pt"/>
    </style:style>
    <style:style style:name="T21" style:family="text">
      <style:text-properties style:font-name="Times New Roman" fo:font-size="12pt" fo:language="en" fo:country="US" style:font-size-asian="12pt" style:font-name-complex="Times New Roman1"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COMPILERS</text:span></text:p>
      <text:p text:style-name="P3"><text:span text:style-name="T2">2017</text:span></text:p>
      <text:p text:style-name="P4"/>
      <text:p text:style-name="P2"><text:span text:style-name="T3">Βασίλειος Δρέττας – 1115201300042</text:span></text:p>
      <text:p text:style-name="P2"><text:span text:style-name="T3">Δημήτριος Κωνσταντάκης – 1115201300079</text:span></text:p>
      <text:p text:style-name="P5"/>
      <text:p text:style-name="P2"><text:span text:style-name="T4">Η εργασία έχει υλοποιηθεί σε Java.</text:span></text:p>
      <text:p text:style-name="P18"/>
      <text:p text:style-name="Default"><text:span text:style-name="T9">Parser.grammar </text:span></text:p>
      <text:p text:style-name="Default"><text:span text:style-name="T12">Το αρχείο αυτό χρησιμοποιείται για την λεκτική και συντακτική ανάλυση ενός κώδικα σε γλώσσα Grace. Πιο αναλυτικά έχουν υλοποιηθεί τα : </text:span></text:p>
      <text:p text:style-name="P19"/>
      <text:p text:style-name="Default"><text:span text:style-name="T13">Helpers : </text:span><text:span text:style-name="T12">Για τα comment έχουν υλοποιηθεί δύο είδη, το παραδοσιακό (traditional) το οποίο μοιάζει με το /* */ , με τη διαφορά ότι θέλει υποχρεωτικά δύο δολάρια στην αρχή και δύο δολάρια στο τέλος. Οι ενδιάμεσοι χαρακτήρες μπορεί να είναι οτιδήποτε , με τον περιορισμό όμως ότι αν υπάρχει ένα δολάριο εσωτερικά ο επόμενος χαρακτήρας πρέπει να είναι μη δολάριο(έτσι αποφεύγεται η χρήση εμφωλευμένων σχολίων). Το άλλο είδος comment είναι το end_of_line_comment , το οποίο έχει ένα δολάριο στην αρχή και μετά παίρνει έναν οποιοδήποτε χαρακτήρα εκτός από eol. Οι περιορισμοί είναι ότι επόμενως χαρακτήρας από το δολάριο δεν πρέπει να είναι δολάριο και ο τελευταίος χαρακτήρας είναι υποχρεωτικά eol. Πχ</text:span><text:span text:style-name="T14">. </text:span><text:span text:style-name="T12">Αν</text:span><text:span text:style-name="T14"> </text:span><text:span text:style-name="T12">δοθεί</text:span><text:span text:style-name="T14"> $$comment$$$ </text:span><text:span text:style-name="T12">αυτό</text:span><text:span text:style-name="T14"> </text:span><text:span text:style-name="T12">διαβάζεται</text:span><text:span text:style-name="T14"> </text:span><text:span text:style-name="T12">ως</text:span><text:span text:style-name="T14"> traditional comment $$comment$$ </text:span><text:span text:style-name="T12">και</text:span><text:span text:style-name="T14"> </text:span><text:span text:style-name="T12">απλό</text:span><text:span text:style-name="T14"> comment $. </text:span></text:p>
      <text:p text:style-name="Default"><text:span text:style-name="T12">Το helper input_string μπορεί να έχει οποιοδήποτε χαρακτήρα εκτός από ‘’ , \ καθώς αυτά τα σύμβολα χρησιμοποιούνται με τη βοήθεια των escape sequence. Το helper input_char ορίζεται με τον ίδιο τρόπο όπως και το input_string με τη διαφορά ότι δεν δέχεται επιπλέον τον χαρακτήρα ‘ . </text:span></text:p>
      <text:p text:style-name="P20"/>
      <text:p text:style-name="Default"><text:span text:style-name="T13">Tokens </text:span><text:span text:style-name="T12">: Έχουν οριστεί όλες οι λέξεις κλειδιά και οι συμβολικοί τελεστές. Επίσης ορίζονται όλες οι σταθερές , τα white spaces και το όνομα μιας μεταβλητής (identifier) . Τα comments και τα white spaces γίνονται </text:span><text:span text:style-name="T13">ignore</text:span><text:span text:style-name="T12">. Οι const char σταθερές μπορούν να πάρουν οποιοδήποτε κοινό χαρακτήρα εκτός από ‘’, ‘, \ ή ένα escape sequence, μέσα σε ‘ ‘. </text:span></text:p>
      <text:p text:style-name="P20"/>
      <text:p text:style-name="Default"><text:span text:style-name="T13">Productions </text:span><text:span text:style-name="T12">: Τα productions έχουν υλοποιηθεί όπως περιγράφονται στην εκφώνηση της άσκησης (σελίδα -11-). Έχουν χρησιμοποιηθεί και ενδιάμεσες καταστάσεις καθώς δεν επιτρέπονται οι παραγωγές που περιλαμβάνουν εκφράσεις με παρενθέσεις που έχουν παραπάνω από ένα στοιχεία. Ειδικότερα για την αποφυγή των Shift/Reduce Conflicts χρησιμοποιούνται production για if without else και if with else. Επίσης, για το condition και για τις απλές πράξεις, η σειρά με την οποία γίνονται οι παραγωγές είναι ίδια με την προτεραιότητα των (λογικών και μαθηματικών) τελεστέων αντίστοιχα. </text:span></text:p>
      <text:p text:style-name="P20"/>
      <text:p text:style-name="Default"><text:span text:style-name="T9">Print.java </text:span></text:p>
      <text:p text:style-name="Default"><text:span text:style-name="T12">Χρησιμοποιεί το concrete syntax tree για την εκτύπωση των σημαντικότερων κόμβων του δέντρου. Από το αρχείο Analysis.java δημιουργήθηκαν οι συναρτήσεις οι οποίες : </text:span></text:p>
      <text:p text:style-name="Default"><text:span text:style-name="T12">-Εκτυπώνουν το όνομα, τις παραμέτρους και τον τύπο μιας συνάρτησης όταν αυτή δηλώνεται. Αν δεν υπάρχουν παράμετροι εκτυπώνει null. Αν η συνάρτηση δηλώνεται εσψτερικά σε μία άλλη εμφανίζεται μήνυμα “local function definition”. </text:span></text:p>
      <text:p text:style-name="Default"><text:span text:style-name="T12">-Εκτυπώνουν το όνομα και τον τύπο μιας μεταβλητής όταν αυτή δηλώνεται (variable definition). </text:span></text:p>
      <text:p text:style-name="Default"><text:span text:style-name="T12">-Όταν μπαίνουμε ή βγαίνουμε από ένα block τότε εκτυπώνεται αντίστοιχο μήνυμα (block in / block out). </text:span></text:p>
      <text:p text:style-name="Default"><text:span text:style-name="T12">-Όταν έχουμε ανάθεση εκτυπώνεται το όνομα της μεταβλητής και η τιμή που ανατίθεται στην μεταβλητή. </text:span></text:p>
      <text:p text:style-name="Default"><text:span text:style-name="T12">-Όταν έχουμε κάποιο statement εμφανίζεται το όνομα του και συγκεκριμένα ποια περίπτωση έχουμε (while, if with else, if without else) . Ακολούθως εκτυπώνεται το condition και το μήνυμα “—Enter “…” Statement. Όταν βγει από το statement εμφανίζεται μήνυμα “_Exit “…” Statement. </text:span></text:p>
      <text:p text:style-name="Default"><text:span text:style-name="T12">-Όταν γίνεται κλήση μιας συνάρτησης τότε εκτυπώνεται το όνομα της και οι παράμετροι που παίρνει </text:span></text:p>
      <text:p text:style-name="P19"/>
      <text:p text:style-name="Default"><text:span text:style-name="T9">Main.java </text:span></text:p>
      <text:p text:style-name="Default"><text:span text:style-name="T12">Παίρνει ως όρισμα ένα αρχείο , φτιάχνει το δέντρο και το εκτυπώνει μέσω της Print. </text:span></text:p>
      <text:p text:style-name="P20"/>
      <text:p text:style-name="P2"><text:soft-page-break/><text:span text:style-name="T5">Abstract Syntax Tree</text:span></text:p>
      <text:p text:style-name="P2"><text:span text:style-name="T6">‘Εχει υλοποιηθεί η μετατροπή του Concrete Syntax Tree σε Abstract Syntax Tree . Για την δημιουργία του Abstract Syntax Tree έχουμε διατηρήσει σχεδόν την ίδια γραμματική της πρώτης φάσης με ελάχιστες αλλαγές. Τα στοιχεία που έχουμε προσθέσει είναι μία ακόμη παραγωγή </text:span><text:span text:style-name="T7">expr_list </text:span><text:span text:style-name="T6">(λίστα από expressions), καθώς και το token </text:span><text:span text:style-name="T7">erroneous_number </text:span><text:span text:style-name="T6">για τον εντοπισμό λάθους σε πράξεις (mod, div) όταν ο αριθμός δεν χωρίζεται με κενό με το token της πράξης.Τέλος, έχουμε επεκτείνει τις πράξεις pos και neg (εφαρμογή προσήμου), οι οποίες τώρα εφραμόζονται σε παραγωγή expr_par και όχι term (προκειμένου να δέχεται την πράξη ---3). Το traverse εφαρμόζεται στις ρουτίνες in και out του απλοποιημένου δέντρου AST. Γενικά για το AST, οι παραγωγές expressions παράγονται κατευθείαν από τις παραγωγές expr, expr_par, factor, term του CST και δημιουργούνται οι κόμβοι της αντίστοιχης πράξης. Έχουν προστεθεί ακόμη στην παραγωγή expression, οι παραγωγές function call και lvalue, προκειμένου να υπάρχει μια γενικότερη απλοποιημένη μορφή στο δέντρο. Το ίδιο συμβάνει και με τα conditions και τις αντίστοιχες παραγωγές τους. Από τις παραγωγές έχουμε αφαιρέσει τα tokens που δεν χρησιμοποιούνται (σύμβολα πράξεων, brackets, τελεστές,…) .</text:span></text:p>
      <text:p text:style-name="P6"/>
      <text:p text:style-name="P2"><text:span text:style-name="T5">Semantic Analysis</text:span></text:p>
      <text:p text:style-name="P2"><text:span text:style-name="T6">Ο επιθυμητός στόχος είναι ο καλύτερος έλεγχος του προγράμματος .Η σημασιολογική ανάλυση πρέπει να παρέχει στο οπίσθιο μέρος του μεταγλωττιστή ότι πληροφορία χρειάζεται για να παράγει τον τελικό κώδικα. Για την υλοποίηση του Πίνακα Συμβόλων (SymbolTable) δημιουργούμε μία λίστα από πίνακες της δομής Hashtable. Κάθε κόμβος της λίστας αναφέρεται σε μία διαφορετική εμβέλεια.</text:span></text:p>
      <text:p text:style-name="P2"><text:span text:style-name="T6"><text:s/>Έχουν υλοποιηθεί οι ρουτίνες :</text:span></text:p>
      <text:p text:style-name="P2"><text:span text:style-name="T7">enter(): </text:span><text:span text:style-name="T6">δημιουργία καινούργιου πίνακα. Καλείται στην caseAFunDefinition, μετά την κλήση της in.</text:span></text:p>
      <text:p text:style-name="P2"><text:span text:style-name="T7">insert(): </text:span><text:span text:style-name="T6">προσθήκη στον τρέχον πίνακα. Καλείται κάθε φορά που θέλουμε να προσθέσουμε ένα αντικείμενο τύπου Record στον πίνακα.</text:span></text:p>
      <text:p text:style-name="P2"><text:span text:style-name="T7">lookup(): </text:span><text:span text:style-name="T6">αναζήτηση σε κάθε πίνακα και επιστρέφει την πρώτη εμφάνιση του αντικειμένου.</text:span></text:p>
      <text:p text:style-name="P2"><text:span text:style-name="T7">exit(): </text:span><text:span text:style-name="T6">καταστροφή του τρέχοντος πίνακα. Καλείται επίσης στην caseAFunDefinition, μετά την κλήση της out και την δημιουργία του ενδιάμεσου κώδικα.</text:span></text:p>
      <text:p text:style-name="P6"/>
      <text:p text:style-name="P2"><text:span text:style-name="T5">Record Class</text:span></text:p>
      <text:p text:style-name="P2"><text:span text:style-name="T6">Τα αντικείμενα που δημιουργούμε και προσθέτουμε στους πίνακες είναι τύπου Record. Ως Record έχουμε ορίσει μία γενική κλάση η οποία περιλαμβάνει ένα όνομα και ένα τύπο. Για κάθε αντικείμενο που θέλουμε να προσθέσουμε καποιές ακόμη ιδιότητες χρησιμοποιούμε subclasses .Για παράδειγμα αν το αντικείμενο αυτό είναι μία συνάρτηση τότε δημιουργούμε μία δομή RecordFunction και την αρχικοποιούμε με τα επιπρόσθετα χαρακτηριστικά όπως την λίστα με τις παραμέτρους. Με την ίδια λογική έχουμε υλοποιήσει τις δομές RecordArray, RecordParam, RecordParamArray. Με casting μπορούμε το αποτέλεσμα του lookup που είναι τύπου Record να το μετατρέψουμε στον τύπο της υποκλάσης που είναι instance of και να έχουμε πρόσβαση σε όλα τα δεδομένα της. </text:span></text:p>
      <text:p text:style-name="P6"/>
      <text:p text:style-name="P2"><text:span text:style-name="T5">Error Class</text:span></text:p>
      <text:p text:style-name="P2"><text:span text:style-name="T6">Για κάθε τύπο λάθους έχουμε υλοποιήσει μία αντίστοιχη συνάρτηση στην κλάση Error η οποία εκτυπώνει το λάθος που εντοπίστηκε κατά την σημασιολογική ανάλυση καθως και τη γραμμή που βρίσκεται στον κώδικα.</text:span></text:p>
      <text:p text:style-name="P6"/>
      <text:p text:style-name="P2"><text:span text:style-name="T5">RecType Class</text:span></text:p>
      <text:p text:style-name="P2"><text:span text:style-name="T6">Είναι βοηθητική κλάση για τον σημασιολογικό έλεγχο. Για κάθε μεταβλητή ή σταθερά που χρησιμοποιείται στον κώδικα φτιάχνουμε ένα αντικείμενο τύπου RecType και το τοποθετούμε στη στοίβα typeStack. Αυτό περιλαμβάνει το όνομα, τον τύπο και τις διαστάσεις του. Όταν έχουμε μία αριθμητική ή λογική πράξη , assignment,… και χρειάζεται να ελέγξουμε αν οι τύποι των μεταβλητών είναι οι σωστοί και οι αναμενόμενοι ,τότε ανάλογα με την περίπτωση κάνουμε pop όσα αντικείμενα χρειάζονται από την στοίβα και συγκρίνουμε τους τύπους τους. Αφού γίνει η σύγκριση εμείς επιλέξαμε να βάζουμε στη στοίβα ανεξαρτήτως αποτελέσματος τον αναμενόμενο παραγόμενο τύπο αφενός για να μην εμφανιστούν αλυσιδωτά errors, αφετέρου πράξεις μεταξύ διαφορετικών τύπων (πχ. int + char) δεν υφίστανται στην γλώσσα. Με τον ίδιο τρόπο έχουμε υλοποιήσει και μία στοίβα με τους τύπους επιστροφής των συναρτήσεων για να τσεκάρουμε αν κάθε φορά που χρησιμοποιείται τον statement return μέσα στην συνάρτηση επιστρέφει αντικείμενο ίδιου τύπου με τον τύπο ορισμού της συνάρτησης. Τις συναρτήσεις της standard </text:span><text:soft-page-break/><text:span text:style-name="T6">library της Γλώσσας Grace τις εισάγωγουμε χειροκίνητα στο SymbolTable κατά την δημιουργία του. Επίσης, έχουμε ορίσει unique fixed names για τις συναρτήσεις. Πιο συγκεκριμένα για τις συναρτήσεις της βιβλιοθήκης και την συνάρτηση main το fixed name παράγεται από το όνομα της συνάρτησης που ακολουθείται απο το επίθεμα “_grace”, ενώ για τι συναρτήσεις που ορίζονται στον κώδικα δημιουργείται μοναδικο id με τη βοήθεια ενός counter και χρησιμοποιείται ως επίθεμα μετά το όνομα της συνάρτησης.</text:span></text:p>
      <text:p text:style-name="P6"/>
      <text:p text:style-name="P2"><text:span text:style-name="T5">Intermidiate Code</text:span></text:p>
      <text:p text:style-name="P2"><text:span text:style-name="T6">Για την παραγωγή του ενδιάμεσου Κώδικα, θα πρέπει να μην έχει εντοπιστεί κάποιο Error στον σημασιολογικό έλεγχο. Μόλις ολοκληρωθεί ο σημασιολογικός έλεγχος και δεν υπάρχει error τότε καλούμε την caseAFunDefinition του VisitorIR για τον κόμβο του δέντρου στον οποίο μόλις καλέσαμε την outAFunDefintion της κλάσης SymbolTable. Ο ενδιάμεσος κώδικας παράγεται δηλαδή πριν βγούμε από το caseAFunDefintion που βρισκόμαστε. Πρακτικά αυτό που γίνεται είναι να ξανακάνουμε traverse στον υπόδεντρο που ήμασταν, αυτή τη φορά όμως γνωρίζουμε ότι δεν υπάρχει σημασιολογικό λάθος και προχωράμε στην υλοποίηση των quads.</text:span></text:p>
      <text:p text:style-name="P6"/>
      <text:p text:style-name="P2"><text:span text:style-name="T5">Quad Class</text:span></text:p>
      <text:p text:style-name="P2"><text:span text:style-name="T6">Αποτελείται από ένα label, τον operator και τα opt1, opt2 και opt3.</text:span></text:p>
      <text:p text:style-name="P6"/>
      <text:p text:style-name="P2"><text:span text:style-name="T5">QuadList Class</text:span></text:p>
      <text:p text:style-name="P2"><text:span text:style-name="T6">Περιλαμβάνει τη λίστα που αποθηκεύονται τα quads και τη λίστα στην οποία αποθηκεύουμε τις προσωρινές μεταβλητές που χρησιμοποιούμε (TmpVar). Οι προσωρινές μεταβλητές έχουν όνομα και τύπο. Οι βασικότερες ρουτίνες που έχουμε υλοποιήσει είναι οι NextQuad() που επιστρέφει τον αύξοντα αριθμό για το νέο quad και GenQuad() που δημιουργεί ένα νέο quad και το βάζει στην λίστα (quadlist).</text:span></text:p>
      <text:p text:style-name="P6"/>
      <text:p text:style-name="P2"><text:span text:style-name="T5">Condition Class</text:span></text:p>
      <text:p text:style-name="P2"><text:span text:style-name="T6">Περιλαμβάνει τις δύο λίστες true και false. Σε αυτές εισάγουμε τα labels των quads. Σε μια λογική συνθήκη δημιουργούμε ένα προσωρινό αντικείμενο extrCond τύπου Contition και στη συνέχεια ανάλογα τη συνθήκη εφαρμόζουμε την κατάλληλη ρουτίνα mergeLists ή swapLists . Αφού ολοκληρωθεί η συνθήκη, καλείται η συνάρτηση backPatch η οποία τοποθετεί στα “*” των quads της αντίστοιχης λίστα (true,false) στο πεδίο opt3 το κατάλληλο label.</text:span></text:p>
      <text:p text:style-name="P6"/>
      <text:p text:style-name="P2"><text:span text:style-name="T5">RecordLValue/ StringLiteral</text:span></text:p>
      <text:p text:style-name="P2"><text:span text:style-name="T6">Χρησιμοποιείται με τον ίδιο τρόπο όπως και η κλάση RecType, σε συνδυασμό με τη στοίβα stackLValue.Την δομή StringLiteral την χρησιμοποιούμε καθώς δεν ορίζεται εγγραφή για τα string literal. Τα string literal αρχικά τα κάνουμε ανάθεση σε tmpVar. Την δομή RecordLValue την χρησιμοποιούμε όταν αναγνωρίζεται ένα lvalue.</text:span></text:p>
      <text:p text:style-name="P6"/>
      <text:p text:style-name="Standard_20__28_user_29_"><text:span text:style-name="T16">Για την εκπόνηση της 3ης φάσης έχουμε δημιουργήσει αρχικά την κλάση FunctionOffsets η οποία κρατάει το offset των παραμέτρων και των τοπικών και προσωρινών μεταβλητών. Στο symbolTable έχουμε προσθέσει και μία λίστα με FunctionOffsets αντικείμενα για κάθε συνάρτηση γίνεται defined.</text:span></text:p>
      <text:p text:style-name="P9"/>
      <text:p text:style-name="Standard_20__28_user_29_"><text:span text:style-name="T19">Activation Record <text:tab/><text:tab/><text:tab/><text:tab/><text:tab/><text:tab/><text:tab/><text:tab/><text:tab/><text:tab/><text:tab/><text:tab/> <text:s text:c="3"/></text:span><text:span text:style-name="T16">Η δομή του Activation Record ξεκινά με την πρώτη παράμετρο στη θέση ebp+16 και με την τελευταία στη υψηλότερη θέση της στοίβας. Το allignment που εφαρμόζουμε στη στοίβα του ΑR είναι 4 bytes ανά παράμετρο ανεξαρτήτου τύπου. Σε περίπτωση που ο τύπος είναι array τότε αποθηκεύεται η διεύθυνση του, δηλαδή σαν παράμετρος by referenced . Έχουμε προσθέσει κώδικα που τσεκάρει αν μια παράμετρος τύπου array περνιέται κατά αναφορά. Οι τοπικές μεταβλητές κάτω απο τον ebp σε μικρότερες θέσεις στην στοίβα. Μία μεταβλητή int δεσμεύει 4 bytes και τα χρησιμοποιεί όλα και μια μεταβλητή τύπου char δεσμεύει 4 bytes, αλλά χρησιμοποιεί μόνο ένα byte, για να έχουμε σωστό allignment. Μία μεταβλητή τύπου int array με μέγεθος n, δεσμεύει 4*n bytes , ενώ μια μεταβλητή τύπου char array με μέγεθος n, δεσμεύει n+k bytes , όπου k&lt;4 είναι ο αριθμός των bytes που χρειάζονται ακόμη για να είανι ο αριθμός n+k πολλαπλάσιο του 4, λόγω allignment. Το αντίστοιχο και για τις προσωρινές μεταβλητές. Τα StringLiterals τα αποθηκεύουμε στο segment .data .Για κάθε μεταβλητή (τοπική/προσωρινή/παράμετρος) δημιουργείται ένα αντικείμενο τύπου Record το οποίο αποθηκεύει το οffset της. Το offset υπολογίζεται και αποθηκεύεται κατά της εισαγωγή της </text:span><text:soft-page-break/><text:span text:style-name="T16">εγγραφής Record στο symbolTable. Χρησιμοποιούμε access links (θέση ebp+8) για να έχουμε πρόσβαση σε μεταβλητές που δηλωθεί σε διαφορετικές συναρτήσεις μικρότερου scope. Για να επιστρέψουμε το αποτέλεσμα της συνάρτησης αποθηκεύουμε στη θέση ebp+12 την διεύθυνση του αποτελέσματος.</text:span></text:p>
      <text:p text:style-name="Standard_20__28_user_29_"><text:span text:style-name="T16"><text:tab/></text:span></text:p>
      <text:p text:style-name="Standard_20__28_user_29_"><text:span text:style-name="T19">Standard Grace Libraries<text:tab/><text:tab/><text:tab/><text:tab/><text:tab/><text:tab/><text:tab/><text:tab/><text:tab/> <text:s text:c="12"/></text:span><text:span text:style-name="T16">Υλοποιήσαμε όλες τις συναρτήσεις της βιβλιοθήκης της Grace. Οι συναρτήσεις puti, putc, geti, getc, chr και ord υλοποιήθηκαν σε assembly και χρησιμοποιούν τις συναρτήσεις printf και scanf της c. Oι υπόλοιπες υλοποιήθηκαν σε grace και μεταγλωττίστηκαν με τον μεταγλωττιστή μας. <text:s/>Βρίσκονται στο αρχείο libraryFunctions.s .</text:span></text:p>
      <text:p text:style-name="Standard_20__28_user_29_"><text:span text:style-name="T16"/></text:p>
      <text:p text:style-name="P12"><text:span text:style-name="T20">Optimization in Intermediate Code</text:span></text:p>
      <text:p text:style-name="P13"><text:span text:style-name="T16">Οι κλασεις Optimise, Graph και node χρησιμοποιουνται για την βελτιστοποιηση του ενδιαμεσου κωδικα. Εχουμε εφαρμοσει βελτιστοποιησεις τοσο σε επιπεδο block οσο και σε global δηλαδη σε επιπεδο συναρτησης. Η κλαση Optimise δεχεται τον intermediate code που παρηχθηκε για καθε function και στην συνεχεια τον χωριζει σε blocks και προσθετει ακμες απο ενα block σε αλλο στην περιπτωση που υπαρχουν jumps ή η ροη παρεμβαλετε απο καποιο label στο οποιο μπορει να γινει jump. </text:span><text:span text:style-name="T17">Καθε block αποτελει ενα Node στον γραφο, επισης σε καθε node σημειωνουμε την εισερχομενες και εξερχομενες ακμες. </text:span></text:p>
      <text:p text:style-name="P14"><text:span text:style-name="T16">Ενα πρωτο optimization που κανουμε ειναι να αφαιρουμε το περιττο jump στο condition. Οταν εντοπιζαμε ενα condition δημιουργουσαμε δυο quads ενα που ειχε το relop, oper1, oper2, jumpLabel σε περιπτωση επιτυχιας να κανει jump και ενα απλο jump σε αλλο label σε περιπτωση αποτυχιας. Αυτο το αντικαταστησαμε με ενα quad που χρησιμοποιει το αντιστροφο relation operator και κανει jump μονο σε περιπτωση αποτυχιας. Σε περιπτωση επιτυχιας απλα συνεχισουμε την ροη του προγραμματος.</text:span></text:p>
      <text:p text:style-name="P14"><text:span text:style-name="T16"/></text:p>
      <text:p text:style-name="P14"><text:span text:style-name="T16">Σε επιπεδο block καναμε τρια optimization που εφαρμοζονται εναλλαξ σε καθε quad της συναρτησης μεχρι να μην προκυψει καποια βελτιστοποιηση ή να ξεπεραστουν να επιτρεπτα loops βελτιστοποιησης.</text:span></text:p>
      <text:list xml:id="list3863683912380366758" text:style-name="L1">
        <text:list-item>
          <text:p text:style-name="P15"><text:span text:style-name="T16">Algebra simplification: Δηλαδη μερικες απλες απλοποιησεις που μπορουν να γινουν σε περιπτωση που γινεται π.χ προσθεση/πολλαπλασιασμος με το μηδεν κ.α</text:span></text:p>
        </text:list-item>
        <text:list-item>
          <text:p text:style-name="P15"><text:span text:style-name="T16">Constant folding: Δηλαδη να εκτελειται η πραξη μεταξυ δυο σταθερων τιμων. Οι πραξεις μπορει να ειναι αριθμητικες +,-,* κτλ ή μπορει να ειναι λογικες πραξεις οπως &gt;,&lt;, = κτλ. Στις λογικες πραξεις αμα η συνθηκη ειναι παντα true τοτε το jump θα γινεται παντα οποτε αντικατηστουμε το quad σε ενα απλο jump. Επισης αμα δν ειναι ποτε true το σβηνουμε. Για να σβησουμε ενα quad το αντικαθηστουμε απο ενα nop quad που κατα την μετατροπη απο ενδιαμεσο κωδικα σε τελικο αγνοειται.<text:line-break/></text:span></text:p>
        </text:list-item>
        <text:list-item>
          <text:p text:style-name="P15"><text:span text:style-name="T16">Constant propagation: </text:span><text:span text:style-name="T18">Οταν γινεται μια αναθεση μιας σταθερας (αριθμητικη ή χαρακτηρας) σε μεταβλητη την κραταμε σε ενα hashmap. Οταν στην συνεχεια δουμε αυτη την μεταβλητη σε ενα αλλο quad τοτε κανουμε την αντικατασταση με την σταθερη. Δεν το εφαρμοζουμε στην περιπτωση του string literal λογω του τροπου που δημιουργουμε τον τελικο κωδικα απο τα quads.</text:span></text:p>
        </text:list-item>
      </text:list>
      <text:p text:style-name="P16"><text:span text:style-name="T16">Σε global επιπεδο εφαρμοσαμε δυο optimization που εφαρμοζονται μετα τα block optimizations</text:span></text:p>
      <text:list xml:id="list8789311328704001858" text:style-name="L2">
        <text:list-item>
          <text:p text:style-name="P17"><text:span text:style-name="T16">Constant propagation: Οπως και πριν ετσι και εδω οταν δουμε καποια μεταβλητη που ειναι σταθερα τοτε αντικαθηστουμε την τιμη της με την σταθερα. Η διαφορα ειναι οτι τωρα δεν κοιταμε μονο το block αλλα ολη την συναρτηση. Η μεθοδος που ακολουθησαμε ειναι αυτη που παρουσιαστηκε στο μαθημα. Οταν δουμε καποιο function call τοτε αγνοουμε οτι εχουμε βρει μεχρι τωρα και θεωρουμε οτι ολες οι μεταβλητες εχουν αγνωστη τιμη μεχρι να ξαναρχηκοποιηθουν. Αυτο το κανουμε για λογω ασφαλειας καθως δεν γνωριζουμε αν η συναρτηση αλλαζει την τιμη σε καποια απο τις μεταβλητες μας. Η grace επιτρεπει στις συναρτησεις να αλλαζουν πειραζουν μεταβλητές αλλης συναρτησης. Αμα ειχαμε υλοποιησει l-lifting (αντι για access links) θα μπορουσαμε να θεσουμε αγνωστη τιμη μονο σε οσες μεταβλητες παιρνει η συναρτηση που καλειται ως παραμετρο και ετσι να μην ακυρωσουμε ολες τις τιμες μας αλλα λογω χρονου δεν το καναμε.</text:span></text:p>
        </text:list-item>
        <text:list-item>
          <text:p text:style-name="P17"><text:soft-page-break/><text:span text:style-name="T16">Dead code elimination: Μετα την εφαρμογη των προηγουμενων optimizations μπορει να προκυψουν πολλες αναθεσεις χωρις λογο, σε μεταβλητες που απλα χρησιμοποιηθηκαν σαν βοηθητικες και δεν χρησιμοποιουνται στην συνεχεια του προγραμματος. Αυτες τις αναθεσεις τις διαγραφουμε. Αυτο το κανουμε εφαρμοζοντας τον αλγοριθμο που προταθηκε στην ταξη. </text:span></text:p>
        </text:list-item>
        <text:list-item>
          <text:p text:style-name="P17"><text:span text:style-name="T16">Unreachable code: Επισης μετα το constant folding σε relation operation μπορει να προκυψουν blocks που δεν εκτελουνται ποτε δηλαδη δεν εχουν εισερχομενες ακμες. Αυτα τα block τα διαγραφουμε.</text:span></text:p>
        </text:list-item>
      </text:list>
      <text:p text:style-name="P16"><text:span text:style-name="T16"/></text:p>
      <text:p text:style-name="P16"><text:span text:style-name="T16">Ολες οι συναρτησεις καλουνται απο την συναρτηση run της Optimise. Αμα θελετε να τρεξετε καθε optimization ξεχωριστα για λογους testing απλα βαλτε σε comment την αντιστοιχη συναρτηση.</text:span></text:p>
      <text:p text:style-name="P16"><text:span text:style-name="T16">Το optimization δεν γινεται παντα αλλα πρεπει να δωθει το καταλληλο keyword απο τον χρηστη κατα την εκτελεση. Περισσοτερες λεπτομερεις στο τμημα Execution.</text:span></text:p>
      <text:p text:style-name="P10"/>
      <text:p text:style-name="Standard_20__28_user_29_"><text:span text:style-name="T19">Execution<text:tab/><text:tab/><text:tab/><text:tab/><text:tab/><text:tab/><text:tab/><text:tab/><text:tab/><text:tab/><text:tab/><text:tab/><text:tab/> <text:s text:c="2"/></text:span><text:span text:style-name="T16">Το script grc.sh παίρνει δύο arguments, το input file που είναι ένα αρχείο .grace και το output file που είναι το εκτελέσιμο αρχείο που θα παραχθεί. Δημιουργεί αρχικά τον κώδικα x86 που αποθηκεύεται στο assembly.s <text:s/>και στη συνέχεια με τη χρήση του gcc ως assembler και linker των βασικών συναρτήσεων της c, παράγουμε τον εκτελέσιμο κώδικα.</text:span></text:p>
      <text:p text:style-name="P10"><text:bookmark text:name="_GoBack"/></text:p>
      <text:p text:style-name="Default"><text:span text:style-name="T10">Παρατηρήσεις</text:span></text:p>
      <text:p text:style-name="Default"><text:span text:style-name="T12">Τρέξαμε όλα τα παραδείγματα (hello.grace , bsort.grace, …) και η μεταγλώττιση γινόταν σωστά. Μόνο στο bsort μας πέταγε error , καθώς έλειπε ένα semi , αλλά το προσθέσαμε εκεί που μας έλεγε ότι το περίμενε και μετά λειτουργούσε κανονικά. </text:span></text:p>
      <text:p text:style-name="P20"/>
      <text:p text:style-name="Default"><text:span text:style-name="T12">Εντολές</text:span><text:span text:style-name="T14"> : mvn clean package </text:span></text:p>
      <text:p text:style-name="P2"><text:span text:style-name="T21">java -cp target/compiler-1.0-SNAPSHOT.jar compiler.Main fileName</text:span></text:p>
      <text:p text:style-name="P11"/>
      <text:p text:style-name="Standard_20__28_user_29_"><text:span text:style-name="T16">(Το script bash το δημιουργήσαμε για να τρέξουμε τα test cases του λεκτικού-σημασιολογικού ελέγχου)</text:span></text:p>
      <text:p text:style-name="P2"><text:span text:style-name="T6">Η εργασία βρίσκεται στο παρακάτω link :<text:tab/></text:span><text:a xlink:type="simple" xlink:href="https://github.com/billDrett/GraceCompiler__" text:style-name="Internet_20_link" text:visited-style-name="Visited_20_Internet_20_Link"><text:span text:style-name="T16">https://github.com/billDrett/GraceCompiler__</text:span></text:a></text:p>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l" fo:country="G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endnote_20_text" style:display-name="end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Standard_20__28_user_29_" style:display-name="Standard (user)" style:family="paragraph" style:default-outline-level="">
      <style:paragraph-properties fo:margin-top="0in" fo:margin-bottom="0.0835in" loext:contextual-spacing="false" fo:line-height="100%"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Calibri1" style:font-family-asian="Calibri" style:font-family-generic-asian="system" style:font-pitch-asian="variable" style:language-asian="el" style:country-asian="GR" style:font-name-complex="DejaVu Sans" style:font-family-complex="'DejaVu Sans'" style:font-family-generic-complex="system" style:font-pitch-complex="variable" fo:hyphenate="false" fo:hyphenation-remain-char-count="2" fo:hyphenation-push-char-count="2"/>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Default_20_Paragraph_20_Font" style:display-name="Default Paragraph Font" style:family="text"/>
    <style:style style:name="_5f_5yl5" style:display-name="_5yl5"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Δημήτρης</meta:initial-creator>
    <meta:editing-cycles>5</meta:editing-cycles>
    <meta:creation-date>2017-06-24T11:54:00</meta:creation-date>
    <dc:date>2017-06-25T02:30:19.667822336</dc:date>
    <meta:editing-duration>PT12M28S</meta:editing-duration>
    <meta:generator>LibreOffice/5.1.6.2$Linux_X86_64 LibreOffice_project/10m0$Build-2</meta:generator>
    <meta:document-statistic meta:table-count="0" meta:image-count="0" meta:object-count="0" meta:page-count="5" meta:paragraph-count="70" meta:word-count="2557" meta:character-count="17079" meta:non-whitespace-character-count="1451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